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enkinsFailedPhase.getEndBuild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nkinsFailedPhase.setOwners( Set &lt; String &gt; own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nkinsFailedPhase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nkinsFailedPhase.getTriggerBuild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nkinsFailedPhase.getBe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nkinsFailedPhase.addOwner( String ow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enkinsFailedPhase.getOw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nkinsFailedPhase.setTriggerBuildId( String triggerBuild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nkinsFailedPhase.setBuildIds( List &lt; String &gt; buildI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zhuangzaowen.test_for_zhuangzaow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enkinsFailedPhase.addBuild( String b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enkinsFailedPhase.addJobs( String jo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enkinsFailedPhase.setJobs( Set &lt; String &gt; job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nkinsFailedPhase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nkinsFailedPhase.get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nkinsFailedPhase.setEndBuildId( String endBuild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nkinsFailedPhase.setEnd( Date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nkinsFailedPhase.getBuild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nkinsFailedPhase.setBegin( Date beg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nkinsFailedPhase.getJob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